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2.9pt"/>
    </style:style>
    <style:style style:name="co2" style:family="table-column">
      <style:table-column-properties fo:break-before="auto" style:column-width="85.55pt"/>
    </style:style>
    <style:style style:name="co3" style:family="table-column">
      <style:table-column-properties fo:break-before="auto" style:column-width="438.21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3.81pt"/>
    </style:style>
    <style:style style:name="co9" style:family="table-column">
      <style:table-column-properties fo:break-before="auto" style:column-width="536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pcb-covox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office:value-type="string" calcext:value-type="string">
            <text:p>Par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 Cost</text:p>
          </table:table-cell>
          <table:table-cell office:value-type="string" calcext:value-type="string">
            <text:p>Total Unit cost</text:p>
          </table:table-cell>
          <table:table-cell office:value-type="string" calcext:value-type="string">
            <text:p>Source webp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DB-25</text:p>
          </table:table-cell>
          <table:table-cell office:value-type="string" calcext:value-type="string">
            <text:p>Standard D Sub Connector, AMPLIMITE HD-20 Series, DB, Plug, 25, Steel Body, Through Hole</text:p>
          </table:table-cell>
          <table:table-cell office:value-type="string" calcext:value-type="string">
            <text:p>M-25HP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747238-2</text:p>
          </table:table-cell>
          <table:table-cell office:value-type="float" office:value="1" calcext:value-type="float">
            <text:p>1</text:p>
          </table:table-cell>
          <table:table-cell office:value-type="float" office:value="5.07" calcext:value-type="float">
            <text:p>5.07</text:p>
          </table:table-cell>
          <table:table-cell table:formula="of:=[.G2]*[.H2]" office:value-type="float" office:value="5.07" calcext:value-type="float">
            <text:p>5.07</text:p>
          </table:table-cell>
          <table:table-cell office:value-type="string" calcext:value-type="string">
            <text:p><text:a xlink:href="http://sg.element14.com/te-connectivity-amp/5747238-2/d-sub-connector-plug-25pos/dp/2452364" xlink:type="simple">http://sg.element14.com/te-connectivity-amp/5747238-2/d-sub-connector-plug-25pos/dp/245236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SMD Multilayer Ceramic Capacitor, GRM Series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216R71H103JA01D</text:p>
          </table:table-cell>
          <table:table-cell office:value-type="float" office:value="1" calcext:value-type="float">
            <text:p>1</text:p>
          </table:table-cell>
          <table:table-cell office:value-type="float" office:value="0.065" calcext:value-type="float">
            <text:p>0.065</text:p>
          </table:table-cell>
          <table:table-cell table:formula="of:=[.G3]*[.H3]" office:value-type="float" office:value="0.065" calcext:value-type="float">
            <text:p>0.065</text:p>
          </table:table-cell>
          <table:table-cell office:value-type="string" calcext:value-type="string">
            <text:p><text:a xlink:href="http://sg.element14.com/murata/grm216r71h103ja01d/cap-mlcc-x7r-10nf-50v-0805/dp/8820090" xlink:type="simple">http://sg.element14.com/murata/grm216r71h103ja01d/cap-mlcc-x7r-10nf-50v-0805/dp/882009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SMD Multilayer Ceramic Capacitor, MCU Series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U0805F104ZCT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table:formula="of:=[.G4]*[.H4]" office:value-type="float" office:value="0.008" calcext:value-type="float">
            <text:p>0.008</text:p>
          </table:table-cell>
          <table:table-cell office:value-type="string" calcext:value-type="string">
            <text:p><text:a xlink:href="http://sg.element14.com/multicomp/mcu0805f104zct/cap-mlcc-y5v-100nf-50v-0805/dp/9406409RL" xlink:type="simple">http://sg.element14.com/multicomp/mcu0805f104zct/cap-mlcc-y5v-100nf-50v-0805/dp/9406409RL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, R3, R5, R7, R9, R11, R13, R15, R17</text:p>
          </table:table-cell>
          <table:table-cell office:value-type="string" calcext:value-type="string">
            <text:p>15K ohm, 0.5%</text:p>
          </table:table-cell>
          <table:table-cell office:value-type="string" calcext:value-type="string">
            <text:p>Surface Mount Chip Resistor, Thick Film, AEC-Q200 ERJ Series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6RBD1502V</text:p>
          </table:table-cell>
          <table:table-cell office:value-type="float" office:value="9" calcext:value-type="float">
            <text:p>9</text:p>
          </table:table-cell>
          <table:table-cell office:value-type="float" office:value="0.047" calcext:value-type="float">
            <text:p>0.047</text:p>
          </table:table-cell>
          <table:table-cell table:formula="of:=[.G5]*[.H5]" office:value-type="float" office:value="0.423" calcext:value-type="float">
            <text:p>0.423</text:p>
          </table:table-cell>
          <table:table-cell office:value-type="string" calcext:value-type="string">
            <text:p><text:a xlink:href="http://sg.element14.com/panasonic-electronic-components/erj6rbd1502v/res-thick-film-15k-0-5-0-1w-0805/dp/2380318" xlink:type="simple">http://sg.element14.com/panasonic-electronic-components/erj6rbd1502v/res-thick-film-15k-0-5-0-1w-0805/dp/238031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4, R6, R8, R10, R12, R14, R16</text:p>
          </table:table-cell>
          <table:table-cell office:value-type="string" calcext:value-type="string">
            <text:p>7.5K ohm, 0.5%</text:p>
          </table:table-cell>
          <table:table-cell office:value-type="string" calcext:value-type="string">
            <text:p>Thin Film, AEC-Q200 ERA Series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A-6AED752V</text:p>
          </table:table-cell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  <table:table-cell table:formula="of:=[.G6]*[.H6]" office:value-type="float" office:value="0.12" calcext:value-type="float">
            <text:p>0.12</text:p>
          </table:table-cell>
          <table:table-cell office:value-type="string" calcext:value-type="string">
            <text:p><text:a xlink:href="http://sg.element14.com/panasonic-electronic-components/era-6aed752v/res-thin-film-7k5-0-5-0-125w-0805/dp/2407751" xlink:type="simple">http://sg.element14.com/panasonic-electronic-components/era-6aed752v/res-thin-film-7k5-0-5-0-125w-0805/dp/240775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MJ-2135</text:p>
          </table:table-cell>
          <table:table-cell office:value-type="string" calcext:value-type="string">
            <text:p>Phone Audio Connector, Socket, 3.5 mm, 4 Contacts</text:p>
          </table:table-cell>
          <table:table-cell office:value-type="string" calcext:value-type="string">
            <text:p>MJ-2135</text:p>
          </table:table-cell>
          <table:table-cell office:value-type="string" calcext:value-type="string">
            <text:p>Pro Signal</text:p>
          </table:table-cell>
          <table:table-cell office:value-type="string" calcext:value-type="string">
            <text:p>MJ-2135</text:p>
          </table:table-cell>
          <table:table-cell office:value-type="float" office:value="1" calcext:value-type="float">
            <text:p>1</text:p>
          </table:table-cell>
          <table:table-cell office:value-type="float" office:value="3.79" calcext:value-type="float">
            <text:p>3.79</text:p>
          </table:table-cell>
          <table:table-cell table:formula="of:=[.G7]*[.H7]" office:value-type="float" office:value="3.79" calcext:value-type="float">
            <text:p>3.79</text:p>
          </table:table-cell>
          <table:table-cell office:value-type="string" calcext:value-type="string">
            <text:p><text:a xlink:href="http://sg.element14.com/pro-signal/mj-2135/connector-rca-jack-3-5mm-tht-4way/dp/1267377" xlink:type="simple">http://sg.element14.com/pro-signal/mj-2135/connector-rca-jack-3-5mm-tht-4way/dp/1267377</text:a>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HASL</text:p>
          </table:table-cell>
          <table:table-cell table:style-name="ce1" office:value-type="string" calcext:value-type="string">
            <text:p>PCB Fabrication</text:p>
          </table:table-cell>
          <table:table-cell table:style-name="ce1" office:value-type="string" calcext:value-type="string">
            <text:p>5cm x 10cm</text:p>
          </table:table-cell>
          <table:table-cell table:style-name="ce1" office:value-type="string" calcext:value-type="string">
            <text:p>Elecrow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G8]*[.H8]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://www.elecrow.com/5pcs-2-layer-pcb-p-1174.html" xlink:type="simple">http://www.elecrow.com/5pcs-2-layer-pcb-p-1174.html</text:a></text:p>
          </table:table-cell>
          <table:table-cell table:style-name="ce3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ubtotal</text:p>
          </table:table-cell>
          <table:table-cell table:formula="of:=SUM([.I2:.I8])" office:value-type="float" office:value="16.476" calcext:value-type="float">
            <text:p>16.47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GST 7%</text:p>
          </table:table-cell>
          <table:table-cell table:formula="of:=[.I10]*0.07" office:value-type="float" office:value="1.15332" calcext:value-type="float">
            <text:p>1.1533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Total (SGD)</text:p>
          </table:table-cell>
          <table:table-cell table:formula="of:=[.I10]+[.I11]" office:value-type="float" office:value="17.62932" calcext:value-type="float">
            <text:p>17.62932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7:27:35.453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37b43f919e4de5eeaca9b9755ed688758a8251fe</meta:generator>
    <dc:date>2016-04-29T17:28:32.337119000</dc:date>
    <meta:editing-duration>PT24M18S</meta:editing-duration>
    <meta:editing-cycles>3</meta:editing-cycles>
    <meta:document-statistic meta:table-count="1" meta:cell-count="86" meta:object-count="0"/>
  </office:meta>
</office:document-meta>
</file>